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fo:font-weight="bold" officeooo:rsid="0012a3ed" officeooo:paragraph-rsid="0018cba5" style:font-size-asian="14pt" style:font-weight-asian="bold" style:font-size-complex="14pt" style:font-weight-complex="bold"/>
    </style:style>
    <style:style style:name="P7" style:family="paragraph" style:parent-style-name="Standard_20__28_user_29_">
      <style:text-properties style:font-name="Liberation Sans" fo:font-size="14pt" style:font-size-asian="14pt" style:font-size-complex="14pt"/>
    </style:style>
    <style:style style:name="P8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9" style:family="paragraph" style:parent-style-name="Standard_20__28_user_29_">
      <style:text-properties style:font-name="Liberation Sans" fo:font-size="14pt" officeooo:rsid="00150e6c" officeooo:paragraph-rsid="00150e6c" style:font-size-asian="14pt" style:font-size-complex="14pt"/>
    </style:style>
    <style:style style:name="P10" style:family="paragraph" style:parent-style-name="Standard_20__28_user_29_">
      <style:text-properties style:font-name="Liberation Sans" fo:font-size="14pt" officeooo:rsid="0018cba5" officeooo:paragraph-rsid="00182092" style:font-size-asian="14pt" style:font-size-complex="14pt"/>
    </style:style>
    <style:style style:name="P11" style:family="paragraph" style:parent-style-name="Standard_20__28_user_29_">
      <style:text-properties style:font-name="Liberation Sans" fo:font-size="14pt" officeooo:rsid="0018cba5" officeooo:paragraph-rsid="0018cba5" style:font-size-asian="14pt" style:font-size-complex="14pt"/>
    </style:style>
    <style:style style:name="P12" style:family="paragraph" style:parent-style-name="Standard_20__28_user_29_">
      <style:text-properties fo:color="#00b0f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3" style:family="paragraph" style:parent-style-name="Standard_20__28_user_29_">
      <style:text-properties fo:color="#00000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P14" style:family="paragraph" style:parent-style-name="Standard_20__28_user_29_" style:list-style-name="WWNum3"/>
    <style:style style:name="P15" style:family="paragraph" style:parent-style-name="Standard_20__28_user_29_" style:list-style-name="L1">
      <style:text-properties officeooo:rsid="0012a3ed" officeooo:paragraph-rsid="0012a3ed"/>
    </style:style>
    <style:style style:name="P16" style:family="paragraph" style:parent-style-name="Standard_20__28_user_29_" style:list-style-name="L1">
      <style:text-properties officeooo:rsid="00147123" officeooo:paragraph-rsid="00147123"/>
    </style:style>
    <style:style style:name="P17" style:family="paragraph" style:parent-style-name="Standard_20__28_user_29_" style:list-style-name="L1">
      <style:text-properties officeooo:rsid="00150e6c" officeooo:paragraph-rsid="00150e6c"/>
    </style:style>
    <style:style style:name="P18" style:family="paragraph" style:parent-style-name="Standard_20__28_user_29_" style:list-style-name="L2">
      <style:text-properties officeooo:rsid="00182092" officeooo:paragraph-rsid="00182092"/>
    </style:style>
    <style:style style:name="P19" style:family="paragraph" style:parent-style-name="Standard_20__28_user_29_" style:list-style-name="L3">
      <style:text-properties officeooo:rsid="0018cba5" officeooo:paragraph-rsid="0018cba5"/>
    </style:style>
    <style:style style:name="P20" style:family="paragraph" style:parent-style-name="Standard_20__28_user_29_" style:list-style-name="L3">
      <style:text-properties officeooo:rsid="001a7064" officeooo:paragraph-rsid="001a7064"/>
    </style:style>
    <style:style style:name="P21" style:family="paragraph" style:parent-style-name="Standard_20__28_user_29_" style:list-style-name="L4">
      <style:text-properties fo:color="#00b0f0" loext:opacity="100%" style:font-name="Liberation Sans" fo:font-size="14pt" fo:font-weight="bold" officeooo:rsid="001bbf16" officeooo:paragraph-rsid="001bbf16" style:font-size-asian="14pt" style:font-weight-asian="bold" style:font-size-complex="14pt" style:font-weight-complex="bold"/>
    </style:style>
    <style:style style:name="P22" style:family="paragraph" style:parent-style-name="Standard_20__28_user_29_" style:list-style-name="L4">
      <style:text-properties fo:color="#00b0f0" loext:opacity="100%" style:font-name="Liberation Sans" fo:font-size="14pt" fo:font-weight="bold" officeooo:rsid="001d910d" officeooo:paragraph-rsid="001d910d" style:font-size-asian="14pt" style:font-weight-asian="bold" style:font-size-complex="14pt" style:font-weight-complex="bold"/>
    </style:style>
    <style:style style:name="P23" style:family="paragraph" style:parent-style-name="Standard_20__28_user_29_">
      <style:text-properties fo:color="#00b0f0" loext:opacity="100%" style:font-name="Liberation Sans" fo:font-size="14pt" fo:font-weight="bold" officeooo:rsid="001d910d" officeooo:paragraph-rsid="001d910d" style:font-size-asian="14pt" style:font-weight-asian="bold" style:font-size-complex="14pt" style:font-weight-complex="bold"/>
    </style:style>
    <style:style style:name="P24" style:family="paragraph" style:parent-style-name="Standard_20__28_user_29_" style:list-style-name="L7">
      <style:text-properties fo:color="#00b0f0" loext:opacity="100%" style:font-name="Liberation Sans" fo:font-size="14pt" fo:font-weight="bold" officeooo:rsid="00203f40" officeooo:paragraph-rsid="00203f40" style:font-size-asian="14pt" style:font-weight-asian="bold" style:font-size-complex="14pt" style:font-weight-complex="bold"/>
    </style:style>
    <style:style style:name="P25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_20__28_user_29_">
      <style:text-properties fo:color="#000000" loext:opacity="100%" style:font-name="Liberation Sans" fo:font-size="14pt" fo:font-weight="bold" officeooo:rsid="0012a3ed" officeooo:paragraph-rsid="00203f40" style:font-size-asian="14pt" style:font-weight-asian="bold" style:font-size-complex="14pt" style:font-weight-complex="bold"/>
    </style:style>
    <style:style style:name="P27" style:family="paragraph" style:parent-style-name="Standard_20__28_user_29_">
      <style:text-properties fo:color="#000000" loext:opacity="100%"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18cba5" style:font-size-asian="14pt" style:font-size-complex="14pt"/>
    </style:style>
    <style:style style:name="T5" style:family="text">
      <style:text-properties style:font-name="Liberation Sans" fo:font-size="14pt" officeooo:rsid="001a7064" style:font-size-asian="14pt" style:font-size-complex="14pt"/>
    </style:style>
    <style:style style:name="T6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style:style style:name="T8" style:family="text">
      <style:text-properties officeooo:rsid="001bbf16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d910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3842932979" text:style-name="WWNum3">
        <text:list-item>
          <text:p text:style-name="P14"><text:span text:style-name="T6">01.</text:span><text:span text:style-name="T3"> Introdução</text:span></text:p>
        </text:list-item>
        <text:list-item>
          <text:p text:style-name="P14"><text:span text:style-name="T6">02.</text:span><text:span text:style-name="T3"> O que Vamos Aprender</text:span></text:p>
        </text:list-item>
        <text:list-item>
          <text:p text:style-name="P14"><text:span text:style-name="T6">03.</text:span><text:span text:style-name="T3"> Metodologia</text:span></text:p>
        </text:list-item>
        <text:list-item>
          <text:p text:style-name="P14"><text:span text:style-name="T6">04.</text:span><text:span text:style-name="T3"> Multiplataforma: Rodando no Xbox (Series S)</text:span></text:p>
        </text:list-item>
        <text:list-item>
          <text:p text:style-name="P14"><text:span text:style-name="T6">05.</text:span><text:span text:style-name="T3"> Baixe os scripts</text:span></text:p>
        </text:list-item>
      </text:list>
      <text:p text:style-name="P7"/>
      <text:p text:style-name="P7"/>
      <text:p text:style-name="P4">31/07/2022</text:p>
      <text:p text:style-name="P8"/>
      <text:list xml:id="list3522923385" text:style-name="L1">
        <text:list-item>
          <text:p text:style-name="P15"><text:span text:style-name="T6">06.</text:span><text:span text:style-name="T3"> Introdução a Linguagem Lua</text:span></text:p>
        </text:list-item>
        <text:list-item>
          <text:p text:style-name="P16"><text:span text:style-name="T7">07.</text:span><text:span text:style-name="T3"> IDE Zerobrane</text:span></text:p>
        </text:list-item>
        <text:list-item>
          <text:p text:style-name="P17"><text:span text:style-name="T7">08. </text:span><text:span text:style-name="T3">Tipos e Variáveis</text:span></text:p>
        </text:list-item>
      </text:list>
      <text:p text:style-name="P9"/>
      <text:p text:style-name="P9"/>
      <text:p text:style-name="P5">07/08/2022</text:p>
      <text:p text:style-name="P27"/>
      <text:list xml:id="list4141408721" text:style-name="L2">
        <text:list-item>
          <text:p text:style-name="P18"><text:span text:style-name="T7">09.</text:span><text:span text:style-name="T3"> Prática: Tipos e Variávei</text:span><text:span text:style-name="T4">s</text:span></text:p>
        </text:list-item>
      </text:list>
      <text:p text:style-name="P10"/>
      <text:p text:style-name="P10"/>
      <text:p text:style-name="P6">13/08/2022</text:p>
      <text:p text:style-name="P11"/>
      <text:list xml:id="list208231154" text:style-name="L3">
        <text:list-item>
          <text:p text:style-name="P19"><text:span text:style-name="T7">10.</text:span><text:span text:style-name="T3"> Table</text:span><text:span text:style-name="T5">s</text:span></text:p>
        </text:list-item>
        <text:list-item>
          <text:p text:style-name="P20"><text:span text:style-name="T7">11. </text:span><text:span text:style-name="T3">Prática: Tables</text:span></text:p>
        </text:list-item>
      </text:list>
      <text:p text:style-name="P11"/>
      <text:p text:style-name="P11"/>
      <text:p text:style-name="P13">14/08/2022</text:p>
      <text:p text:style-name="P12"/>
      <text:list xml:id="list112946187" text:style-name="L4">
        <text:list-item>
          <text:p text:style-name="P21">12. <text:span text:style-name="T9">Estruturas de Decisão</text:span></text:p>
        </text:list-item>
        <text:list-item>
          <text:p text:style-name="P22"><text:span text:style-name="T8">13.</text:span><text:span text:style-name="T9"> Prática: Estruturas de Decisão</text:span></text:p>
        </text:list-item>
      </text:list>
      <text:p text:style-name="P23"><text:span text:style-name="T9"/></text:p>
      <text:p text:style-name="P23"><text:span text:style-name="T9"/></text:p>
      <text:p text:style-name="P26">20/08/2022</text:p>
      <text:p text:style-name="P25"/>
      <text:list xml:id="list2002439705" text:style-name="L7">
        <text:list-item>
          <text:p text:style-name="P24">14. <text:span text:style-name="T10">Estruturas de Repetição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31</meta:editing-cycles>
    <meta:creation-date>2022-07-13T23:57:00</meta:creation-date>
    <dc:date>2022-08-20T16:26:46.692000000</dc:date>
    <meta:editing-duration>PT1H56M20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21" meta:word-count="76" meta:character-count="413" meta:non-whitespace-character-count="372"/>
    <meta:user-defined meta:name="AppVersion">16.0000</meta:user-defined>
    <meta:template xlink:type="simple" xlink:actuate="onRequest" xlink:title="Normal" xlink:href=""/>
  </office:meta>
</office:document-meta>
</file>